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25000000237D64472030689954.png" manifest:media-type="image/png"/>
  <manifest:file-entry manifest:full-path="Pictures/1000020100000082000000967937140B7D9B614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Mono" svg:font-family="'Liberation Mono'" style:font-family-generic="roman"/>
    <style:font-face style:name="Liberation Serif1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3069in" table:align="margins"/>
    </style:style>
    <style:style style:name="Table1.A" style:family="table-column">
      <style:table-column-properties style:column-width="0.3743in" style:rel-column-width="3889*"/>
    </style:style>
    <style:style style:name="Table1.B" style:family="table-column">
      <style:table-column-properties style:column-width="1.3125in" style:rel-column-width="13638*"/>
    </style:style>
    <style:style style:name="Table1.D" style:family="table-column">
      <style:table-column-properties style:column-width="1.5007in" style:rel-column-width="15593*"/>
    </style:style>
    <style:style style:name="Table1.E" style:family="table-column">
      <style:table-column-properties style:column-width="1.3618in" style:rel-column-width="14150*"/>
    </style:style>
    <style:style style:name="Table1.F" style:family="table-column">
      <style:table-column-properties style:column-width="0.4451in" style:rel-column-width="462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3069in" table:align="margins"/>
    </style:style>
    <style:style style:name="Table5.A" style:family="table-column">
      <style:table-column-properties style:column-width="1.2611in" style:rel-column-width="13106*"/>
    </style:style>
    <style:style style:name="Table5.B" style:family="table-column">
      <style:table-column-properties style:column-width="1.2611in" style:rel-column-width="13107*"/>
    </style:style>
    <style:style style:name="Table5.E" style:family="table-column">
      <style:table-column-properties style:column-width="1.2618in" style:rel-column-width="13109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E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8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9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0" style:family="paragraph" style:parent-style-name="Standard">
      <style:paragraph-properties fo:text-align="justify" style:justify-single-word="false"/>
      <style:text-properties style:text-position="0% 100%" style:font-name="Tahoma" fo:font-size="11pt" officeooo:paragraph-rsid="00870438" style:font-name-asian="Tahoma1" style:font-size-asian="11pt" style:font-name-complex="Tahoma1" style:font-size-complex="11pt"/>
    </style:style>
    <style:style style:name="P11" style:family="paragraph" style:parent-style-name="Standard">
      <style:text-properties style:font-name="Liberation Serif" fo:font-style="normal" fo:font-weight="bold" officeooo:rsid="00028145" officeooo:paragraph-rsid="00a4e904" style:font-style-asian="normal" style:font-weight-asian="bold" style:font-style-complex="normal" style:font-weight-complex="bold"/>
    </style:style>
    <style:style style:name="P12" style:family="paragraph" style:parent-style-name="Standard">
      <style:text-properties style:font-name="Liberation Serif" fo:font-style="normal" fo:font-weight="bold" officeooo:rsid="000511a6" officeooo:paragraph-rsid="00a4e904" style:font-style-asian="normal" style:font-weight-asian="bold" style:font-style-complex="normal" style:font-weight-complex="bold"/>
    </style:style>
    <style:style style:name="P13" style:family="paragraph" style:parent-style-name="Standard">
      <style:text-properties style:font-name="Liberation Serif" officeooo:paragraph-rsid="00b8d5ac"/>
    </style:style>
    <style:style style:name="P14" style:family="paragraph" style:parent-style-name="Standard">
      <style:text-properties style:font-name="Liberation Serif" fo:font-weight="bold" officeooo:rsid="00028145" officeooo:paragraph-rsid="00a4e904" style:font-weight-asian="bold" style:font-weight-complex="bold"/>
    </style:style>
    <style:style style:name="P15" style:family="paragraph" style:parent-style-name="Standard">
      <style:text-properties style:font-name="Liberation Serif1" fo:font-style="normal" fo:font-weight="normal" officeooo:rsid="00902c89" officeooo:paragraph-rsid="008de694" style:font-style-asian="normal" style:font-weight-asian="normal" style:font-style-complex="normal" style:font-weight-complex="normal"/>
    </style:style>
    <style:style style:name="P16" style:family="paragraph" style:parent-style-name="Footer">
      <style:text-properties style:font-name="Liberation Serif" officeooo:rsid="004f790c" officeooo:paragraph-rsid="004f790c"/>
    </style:style>
    <style:style style:name="P17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18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officeooo:paragraph-rsid="00870438" style:font-name-asian="Tahoma1" style:font-size-asian="11pt" style:font-style-asian="italic" style:font-weight-asian="bold" style:font-name-complex="Tahoma1" style:font-size-complex="11pt"/>
    </style:style>
    <style:style style:name="P19" style:family="paragraph" style:parent-style-name="Standard">
      <style:paragraph-properties fo:margin-left="-0.2957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20" style:family="paragraph" style:parent-style-name="Standard">
      <style:paragraph-properties fo:margin-left="3.9335in" fo:margin-right="0in" fo:margin-top="0in" fo:margin-bottom="0in" loext:contextual-spacing="false" fo:line-height="100%" fo:text-align="justify" style:justify-single-word="false" fo:keep-together="auto" fo:orphans="2" fo:widows="2" fo:text-indent="0.4909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21" style:family="paragraph" style:parent-style-name="Text_20_body">
      <style:text-properties style:font-name="Liberation Serif1" fo:font-style="normal" fo:font-weight="normal" officeooo:rsid="041be12b" officeooo:paragraph-rsid="00a4e904" style:font-style-asian="normal" style:font-weight-asian="normal" style:font-style-complex="normal" style:font-weight-complex="normal"/>
    </style:style>
    <style:style style:name="P22" style:family="paragraph" style:parent-style-name="Text_20_body">
      <style:text-properties style:font-name="Liberation Serif1" fo:font-style="normal" fo:font-weight="normal" officeooo:rsid="00902c89" officeooo:paragraph-rsid="00902c89" style:font-style-asian="normal" style:font-weight-asian="normal" style:font-style-complex="normal" style:font-weight-complex="normal"/>
    </style:style>
    <style:style style:name="P23" style:family="paragraph" style:parent-style-name="Text_20_body">
      <style:text-properties style:font-name="Liberation Serif1" fo:font-style="normal" fo:font-weight="normal" officeooo:rsid="00902c89" officeooo:paragraph-rsid="00a4e904" style:font-style-asian="normal" style:font-weight-asian="normal" style:font-style-complex="normal" style:font-weight-complex="normal"/>
    </style:style>
    <style:style style:name="P24" style:family="paragraph" style:parent-style-name="Text_20_body">
      <style:paragraph-properties fo:line-height="150%"/>
      <style:text-properties style:font-name="Liberation Serif1" fo:font-style="normal" fo:font-weight="normal" officeooo:rsid="036c777f" officeooo:paragraph-rsid="008e8861" style:font-name-asian="Liberation Serif1" style:font-style-asian="normal" style:font-weight-asian="normal" style:font-name-complex="Liberation Serif1" style:font-style-complex="normal" style:font-weight-complex="normal"/>
    </style:style>
    <style:style style:name="P25" style:family="paragraph" style:parent-style-name="Table_20_Contents">
      <style:text-properties style:font-name="Liberation Serif" officeooo:rsid="0362634e" officeooo:paragraph-rsid="00b8d5ac"/>
    </style:style>
    <style:style style:name="P26" style:family="paragraph" style:parent-style-name="Table_20_Contents">
      <style:text-properties style:font-name="Liberation Serif" officeooo:rsid="003d5a41" officeooo:paragraph-rsid="00b8d5ac"/>
    </style:style>
    <style:style style:name="P27" style:family="paragraph" style:parent-style-name="Table_20_Contents">
      <style:text-properties style:font-name="Liberation Serif" officeooo:rsid="0364880b" officeooo:paragraph-rsid="00b8d5ac"/>
    </style:style>
    <style:style style:name="P28" style:family="paragraph" style:parent-style-name="Table_20_Contents">
      <style:text-properties style:font-name="Liberation Serif" officeooo:rsid="03638a15" officeooo:paragraph-rsid="00b8d5ac"/>
    </style:style>
    <style:style style:name="P29" style:family="paragraph" style:parent-style-name="Standard">
      <style:text-properties style:font-name="Liberation Mono" fo:font-size="11pt" fo:font-style="normal" fo:font-weight="normal" officeooo:rsid="03638a15" officeooo:paragraph-rsid="00b8d5ac" style:font-size-asian="11pt" style:font-style-asian="normal" style:font-weight-asian="normal"/>
    </style:style>
    <style:style style:name="P30" style:family="paragraph" style:parent-style-name="Standard">
      <style:text-properties style:font-name="Liberation Serif1" fo:font-style="normal" fo:font-weight="normal" officeooo:rsid="041be12b" officeooo:paragraph-rsid="00b8d5ac" style:font-style-asian="normal" style:font-weight-asian="normal" style:font-style-complex="normal" style:font-weight-complex="normal"/>
    </style:style>
    <style:style style:name="P31" style:family="paragraph" style:parent-style-name="Standard" style:master-page-name="Standard">
      <style:paragraph-properties fo:margin-left="-0.2957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32" style:family="paragraph" style:parent-style-name="Text_20_body" style:list-style-name="L1">
      <style:text-properties officeooo:paragraph-rsid="00b8d5ac"/>
    </style:style>
    <style:style style:name="P33" style:family="paragraph" style:parent-style-name="Text_20_body" style:list-style-name="L1">
      <style:text-properties officeooo:paragraph-rsid="00b978e4"/>
    </style:style>
    <style:style style:name="P34" style:family="paragraph" style:parent-style-name="Text_20_body" style:list-style-name="L1">
      <style:text-properties style:font-name="Liberation Serif1" fo:font-style="normal" fo:font-weight="normal" officeooo:rsid="041be12b" officeooo:paragraph-rsid="00b8d5ac" style:font-style-asian="normal" style:font-weight-asian="normal" style:font-style-complex="normal" style:font-weight-complex="normal"/>
    </style:style>
    <style:style style:name="P35" style:family="paragraph" style:parent-style-name="Text_20_body">
      <style:text-properties style:font-name="Liberation Serif1" fo:font-style="normal" fo:font-weight="normal" officeooo:rsid="041be12b" officeooo:paragraph-rsid="00b8d5ac" style:font-style-asian="normal" style:font-weight-asian="normal" style:font-style-complex="normal" style:font-weight-complex="normal"/>
    </style:style>
    <style:style style:name="P36" style:family="paragraph" style:parent-style-name="Text_20_body">
      <style:text-properties officeooo:paragraph-rsid="00b978e4"/>
    </style:style>
    <style:style style:name="P37" style:family="paragraph" style:parent-style-name="Table_20_Contents">
      <style:text-properties style:font-name="Liberation Mono" fo:font-size="11pt" fo:font-style="normal" fo:font-weight="normal" officeooo:rsid="03638a15" officeooo:paragraph-rsid="00b8d5ac" style:font-size-asian="11pt" style:font-style-asian="normal" style:font-weight-asian="normal"/>
    </style:style>
    <style:style style:name="P38" style:family="paragraph" style:parent-style-name="Table_20_Contents">
      <style:paragraph-properties fo:text-align="center" style:justify-single-word="false"/>
      <style:text-properties officeooo:rsid="03d09ae6" officeooo:paragraph-rsid="00b978e4"/>
    </style:style>
    <style:style style:name="P39" style:family="paragraph" style:parent-style-name="Table_20_Contents">
      <style:paragraph-properties fo:text-align="center" style:justify-single-word="false"/>
      <style:text-properties officeooo:rsid="03d125bb" officeooo:paragraph-rsid="00b978e4"/>
    </style:style>
    <style:style style:name="P40" style:family="paragraph" style:parent-style-name="Table_20_Contents">
      <style:text-properties officeooo:rsid="03d125bb" officeooo:paragraph-rsid="00b978e4"/>
    </style:style>
    <style:style style:name="P41" style:family="paragraph" style:parent-style-name="Table_20_Contents">
      <style:text-properties officeooo:rsid="00541320" officeooo:paragraph-rsid="00b978e4"/>
    </style:style>
    <style:style style:name="P42" style:family="paragraph" style:parent-style-name="Table_20_Contents">
      <style:text-properties officeooo:rsid="00a05a91" officeooo:paragraph-rsid="00b978e4"/>
    </style:style>
    <style:style style:name="P43" style:family="paragraph" style:parent-style-name="Table_20_Contents">
      <style:text-properties officeooo:rsid="004a5663" officeooo:paragraph-rsid="00b978e4"/>
    </style:style>
    <style:style style:name="P44" style:family="paragraph" style:parent-style-name="Table_20_Contents">
      <style:text-properties officeooo:rsid="00551e89" officeooo:paragraph-rsid="00b978e4"/>
    </style:style>
    <style:style style:name="P45" style:family="paragraph" style:parent-style-name="Table_20_Contents">
      <style:text-properties officeooo:paragraph-rsid="00b978e4"/>
    </style:style>
    <style:style style:name="P46" style:family="paragraph">
      <loext:graphic-properties draw:fill="none"/>
      <style:paragraph-properties fo:text-align="start"/>
      <style:text-properties fo:font-size="18pt"/>
    </style:style>
    <style:style style:name="P47" style:family="paragraph">
      <loext:graphic-properties draw:fill="solid" draw:fill-color="#d8d8d8"/>
      <style:paragraph-properties fo:text-align="start" style:writing-mode="lr-tb"/>
      <style:text-properties fo:font-size="18pt"/>
    </style:style>
    <style:style style:name="P48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style:paragraph-properties fo:margin-left="0in" fo:margin-right="0in" fo:margin-top="0in" fo:margin-bottom="0in" fo:line-height="100%" fo:text-indent="0in"/>
    </style:style>
    <style:style style:name="P51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T5" style:family="text">
      <style:text-properties officeooo:rsid="00028145"/>
    </style:style>
    <style:style style:name="T6" style:family="text">
      <style:text-properties officeooo:rsid="008c6888"/>
    </style:style>
    <style:style style:name="T7" style:family="text">
      <style:text-properties officeooo:rsid="0032af49"/>
    </style:style>
    <style:style style:name="T8" style:family="text">
      <style:text-properties officeooo:rsid="003e31cb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officeooo:rsid="007bbbd0" style:font-size-asian="12pt" style:font-size-complex="12pt"/>
    </style:style>
    <style:style style:name="T11" style:family="text">
      <style:text-properties fo:font-size="12pt" officeooo:rsid="00845754" style:font-size-asian="12pt" style:font-size-complex="12pt"/>
    </style:style>
    <style:style style:name="T12" style:family="text">
      <style:text-properties fo:font-size="12pt" officeooo:rsid="00a4e904" style:font-size-asian="12pt" style:font-size-complex="12pt"/>
    </style:style>
    <style:style style:name="T13" style:family="text">
      <style:text-properties fo:font-size="12pt" officeooo:rsid="00870438" style:font-size-asian="12pt" style:font-size-complex="12pt"/>
    </style:style>
    <style:style style:name="T14" style:family="text">
      <style:text-properties fo:font-size="12pt" officeooo:rsid="00a58c33" style:font-size-asian="12pt" style:font-size-complex="12pt"/>
    </style:style>
    <style:style style:name="T15" style:family="text">
      <style:text-properties fo:font-size="12pt" fo:font-weight="normal" officeooo:rsid="004bb5fa" style:font-size-asian="12pt" style:font-weight-asian="normal" style:font-size-complex="12pt" style:font-weight-complex="normal"/>
    </style:style>
    <style:style style:name="T16" style:family="text">
      <style:text-properties officeooo:rsid="007bbbd0"/>
    </style:style>
    <style:style style:name="T17" style:family="text">
      <style:text-properties style:text-position="sub 58%"/>
    </style:style>
    <style:style style:name="T18" style:family="text">
      <style:text-properties style:text-position="sub 58%" officeooo:rsid="03d125bb"/>
    </style:style>
    <style:style style:name="T19" style:family="text">
      <style:text-properties style:font-name="Liberation Serif1" fo:font-style="normal" fo:font-weight="normal" officeooo:rsid="036c777f" style:font-name-asian="Liberation Serif1" style:font-style-asian="normal" style:font-weight-asian="normal" style:font-name-complex="Liberation Serif1" style:font-style-complex="normal" style:font-weight-complex="normal"/>
    </style:style>
    <style:style style:name="T20" style:family="text">
      <style:text-properties style:font-name="Liberation Serif1" fo:font-style="normal" fo:font-weight="normal" officeooo:rsid="04190cf5" style:font-name-asian="Liberation Serif1" style:font-style-asian="normal" style:font-weight-asian="normal" style:font-name-complex="Liberation Serif1" style:font-style-complex="normal" style:font-weight-complex="normal"/>
    </style:style>
    <style:style style:name="T21" style:family="text">
      <style:text-properties style:font-name="Liberation Serif1" fo:font-style="normal" fo:font-weight="normal" officeooo:rsid="0055302d" style:font-name-asian="Liberation Serif1" style:font-style-asian="normal" style:font-weight-asian="normal" style:font-name-complex="Liberation Serif1" style:font-style-complex="normal" style:font-weight-complex="normal"/>
    </style:style>
    <style:style style:name="T22" style:family="text">
      <style:text-properties style:font-name="Liberation Serif1" fo:font-style="normal" fo:font-weight="normal" officeooo:rsid="0060813f" style:font-name-asian="Liberation Serif1" style:font-style-asian="normal" style:font-weight-asian="normal" style:font-name-complex="Liberation Serif1" style:font-style-complex="normal" style:font-weight-complex="normal"/>
    </style:style>
    <style:style style:name="T23" style:family="text">
      <style:text-properties style:font-name="Liberation Serif1" fo:font-style="normal" fo:font-weight="normal" officeooo:rsid="004589f7" style:font-name-asian="Liberation Serif1" style:font-style-asian="normal" style:font-weight-asian="normal" style:font-name-complex="Liberation Serif1" style:font-style-complex="normal" style:font-weight-complex="normal"/>
    </style:style>
    <style:style style:name="T24" style:family="text">
      <style:text-properties style:font-name="Liberation Serif1" fo:font-style="normal" fo:font-weight="normal" officeooo:rsid="0052d96e" style:font-name-asian="Liberation Serif1" style:font-style-asian="normal" style:font-weight-asian="normal" style:font-name-complex="Liberation Serif1" style:font-style-complex="normal" style:font-weight-complex="normal"/>
    </style:style>
    <style:style style:name="T25" style:family="text">
      <style:text-properties style:font-name="Liberation Serif1" fo:font-style="normal" fo:font-weight="normal" officeooo:rsid="003f8cdf" style:font-name-asian="Liberation Serif1" style:font-style-asian="normal" style:font-weight-asian="normal" style:font-name-complex="Liberation Serif1" style:font-style-complex="normal" style:font-weight-complex="normal"/>
    </style:style>
    <style:style style:name="T26" style:family="text">
      <style:text-properties style:font-name="Liberation Serif1" fo:font-style="normal" fo:font-weight="normal" officeooo:rsid="00b0d82d" style:font-name-asian="Liberation Serif1" style:font-style-asian="normal" style:font-weight-asian="normal" style:font-name-complex="Liberation Serif1" style:font-style-complex="normal" style:font-weight-complex="normal"/>
    </style:style>
    <style:style style:name="T27" style:family="text">
      <style:text-properties officeooo:rsid="00968f7e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text-position="sub 58%" style:font-name="Liberation Sans1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opacity="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draw:stroke="solid" svg:stroke-width="0.0102in" svg:stroke-color="#000000" draw:stroke-linejoin="miter" draw:fill="none" draw:textarea-vertical-align="middle" draw:auto-grow-height="false" fo:min-height="0.5236in" fo:min-width="6.9929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solid" draw:fill-color="#d8d8d8" draw:textarea-vertical-align="top" draw:auto-grow-height="false" fo:min-height="0.3374in" fo:min-width="0.7484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02in" svg:stroke-color="#000000" draw:stroke-linejoin="miter" draw:fill="none" draw:textarea-vertical-align="top" draw:auto-grow-height="false" fo:min-height="0.3382in" fo:min-width="0.7508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25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57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style:run-through="foreground"/>
    </style:style>
    <style:style style:name="gr11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2953in" fo:min-width="0.196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solid" svg:stroke-width="0.0398in" svg:stroke-color="#ffffff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1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4945in" fo:min-width="0.000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516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52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329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Nom<text:span text:style-name="T16">bre</text:span> del alumn<text:span text:style-name="T16">o</text:span>/a: <text:s text:c="7"/></text:p>
      <text:p text:style-name="P20"><draw:custom-shape text:anchor-type="paragraph" draw:z-index="3" draw:name="Image1" draw:style-name="gr2" draw:text-style-name="P47" svg:width="0.948in" svg:height="0.437in" svg:x="5.8335in" svg:y="0.069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46" svg:width="0.948in" svg:height="0.437in" svg:x="4.6429in" svg:y="0.0693in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47" svg:width="0.948in" svg:height="0.437in" svg:x="4.722in" svg:y="0.069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9"><text:span text:style-name="T16">C</text:span>ualificació<text:span text:style-name="T16">n</text:span>: <text:s text:c="6"/></text:p>
      <text:p text:style-name="P19"><text:s text:c="70"/></text:p>
      <text:p text:style-name="P20"/>
      <text:p text:style-name="P3"><draw:custom-shape text:anchor-type="paragraph" draw:z-index="0" draw:name="Image4" draw:style-name="gr1" draw:text-style-name="P46" svg:width="7.1925in" svg:height="0.7232in" svg:x="-0.4028in" svg:y="0.055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"/>
      <text:p text:style-name="P17">T<text:span text:style-name="T16">i</text:span>emp<text:span text:style-name="T16">o</text:span>: <text:span text:style-name="T7">90 min</text:span></text:p>
      <text:p text:style-name="P18">Observacion<text:span text:style-name="T16">e</text:span>s: <text:span text:style-name="T8">Cada número sin unidad resta 1 punto</text:span></text:p>
      <text:p text:style-name="P9"/>
      <text:p text:style-name="P10"><text:tab/></text:p>
      <text:p text:style-name="P15"/>
      <text:p text:style-name="P11"><text:span text:style-name="T9">E</text:span><text:span text:style-name="T10">jercicio</text:span><text:span text:style-name="T9"> </text:span><text:span text:style-name="T12">1</text:span><text:span text:style-name="T9">:<text:tab/><text:tab/><text:tab/><text:tab/><text:tab/><text:tab/><text:tab/><text:tab/><text:tab/><text:tab/><text:tab/><text:tab/><text:tab/><text:tab/><text:tab/> <text:tab/></text:span><text:span text:style-name="T12">4</text:span><text:span text:style-name="T11"> </text:span><text:span text:style-name="T13">p</text:span></text:p>
      <text:p text:style-name="P22"/>
      <text:p text:style-name="P22"><draw:g text:anchor-type="paragraph" draw:z-index="6" draw:style-name="gr4"><draw:line draw:style-name="gr5" draw:text-style-name="P48" svg:x1="1.6142in" svg:y1="2.1091in" svg:x2="2.922in" svg:y2="2.1091in"><text:p/></draw:line><draw:frame draw:style-name="gr6" draw:text-style-name="P49" svg:width="0.5134in" svg:height="0.4862in" svg:x="2.8138in" svg:y="1.885in"><draw:image xlink:href="Pictures/1000000000000025000000237D64472030689954.png" xlink:type="simple" xlink:show="embed" xlink:actuate="onLoad" loext:mime-type="image/png"><text:p/></draw:image></draw:frame><draw:frame draw:style-name="gr7" draw:text-style-name="P51" svg:width="1.1031in" svg:height="0.324in" svg:x="2.715in" svg:y="2.4024in"><draw:text-box><text:p text:style-name="P50"><text:span text:style-name="T28">E </text:span><text:span text:style-name="T28">= </text:span><text:span text:style-name="T28">22</text:span><text:span text:style-name="T28">0 </text:span><text:span text:style-name="T28">V</text:span></text:p></draw:text-box></draw:frame><draw:frame draw:style-name="gr7" draw:text-style-name="P51" svg:width="0.787in" svg:height="0.324in" svg:x="2.7157in" svg:y="2.639in"><draw:text-box><text:p text:style-name="P50"><text:span text:style-name="T28">50 Hz</text:span></text:p></draw:text-box></draw:frame><draw:custom-shape draw:style-name="gr8" draw:text-style-name="P48" svg:width="0.198in" svg:height="0.5925in" draw:transform="rotate (1.5707963267949) translate (3.70833333333333in 0.830555555555555in)"><text:p/><draw:enhanced-geometry svg:viewBox="0 0 21600 21600" draw:type="rectangle" draw:enhanced-path="M 0 0 L 21600 0 21600 21600 0 21600 0 0 Z N"/></draw:custom-shape><draw:line draw:style-name="gr5" draw:text-style-name="P48" svg:x1="2.1083in" svg:y1="0.7417in" svg:x2="2.7969in" svg:y2="0.7417in"><text:p/></draw:line><draw:line draw:style-name="gr5" draw:text-style-name="P48" svg:x1="3.15in" svg:y1="0.7327in" svg:x2="3.702in" svg:y2="0.7327in"><text:p/></draw:line><draw:line draw:style-name="gr5" draw:text-style-name="P48" svg:x1="4.6673in" svg:y1="2.1272in" svg:x2="4.6673in" svg:y2="0.7413in"><text:p/></draw:line><draw:frame draw:style-name="gr9" draw:text-style-name="P52" svg:width="1.2803in" svg:height="0.3559in" svg:x="2.3445in" svg:y="0.2642in"><draw:text-box><text:p text:style-name="P50"><text:span text:style-name="T29">L = 30 mH</text:span></text:p></draw:text-box></draw:frame><draw:frame draw:style-name="gr9" draw:text-style-name="P52" svg:width="1.1567in" svg:height="0.3559in" svg:x="3.55in" svg:y="0.2634in"><draw:text-box><text:p text:style-name="P50"><text:span text:style-name="T29">R = 20 Ω </text:span></text:p></draw:text-box></draw:frame><draw:line draw:style-name="gr5" draw:text-style-name="P48" svg:x1="4.2992in" svg:y1="0.7409in" svg:x2="4.6539in" svg:y2="0.7354in"><text:p/></draw:line><draw:line draw:style-name="gr5" draw:text-style-name="P48" svg:x1="3.3465in" svg:y1="2.1091in" svg:x2="4.6543in" svg:y2="2.1091in"><text:p/></draw:line><draw:line draw:style-name="gr5" draw:text-style-name="P48" svg:x1="1.6378in" svg:y1="2.1272in" svg:x2="1.6378in" svg:y2="0.7413in"><text:p/></draw:line><draw:g draw:style-name="gr10"><draw:g draw:style-name="gr10"><draw:custom-shape draw:style-name="gr11" draw:text-style-name="P48" svg:width="0.1516in" svg:height="0.1504in" svg:x="2.6992in" svg:y="0.6563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48" svg:x1="2.7in" svg:y1="0.7327in" svg:x2="2.8457in" svg:y2="0.7327in"><text:p/></draw:line></draw:g><draw:g draw:style-name="gr10"><draw:custom-shape draw:style-name="gr11" draw:text-style-name="P48" svg:width="0.1516in" svg:height="0.1516in" svg:x="2.8575in" svg:y="0.6563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48" svg:x1="2.8591in" svg:y1="0.7327in" svg:x2="3.0047in" svg:y2="0.7327in"><text:p/></draw:line></draw:g><draw:g draw:style-name="gr10"><draw:custom-shape draw:style-name="gr11" draw:text-style-name="P48" svg:width="0.1504in" svg:height="0.1512in" svg:x="3.0146in" svg:y="0.6571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48" svg:x1="3.0146in" svg:y1="0.7327in" svg:x2="3.1602in" svg:y2="0.7327in"><text:p/></draw:line></draw:g><draw:g draw:style-name="gr10"><draw:custom-shape draw:style-name="gr11" draw:text-style-name="P48" svg:width="0.1516in" svg:height="0.1504in" svg:x="3.172in" svg:y="0.6587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48" svg:x1="3.1736in" svg:y1="0.7331in" svg:x2="3.3193in" svg:y2="0.7331in"><text:p/></draw:line></draw:g></draw:g><draw:line draw:style-name="gr5" draw:text-style-name="P48" svg:x1="1.9618in" svg:y1="1.0209in" svg:x2="1.9618in" svg:y2="0.5209in"><text:p/></draw:line><draw:line draw:style-name="gr5" draw:text-style-name="P48" svg:x1="2.1193in" svg:y1="1.0209in" svg:x2="2.1193in" svg:y2="0.5209in"><text:p/></draw:line><draw:frame draw:style-name="gr9" draw:text-style-name="P52" svg:width="1.2598in" svg:height="0.3559in" svg:x="1.1811in" svg:y="0.1189in"><draw:text-box><text:p><text:span text:style-name="T29">C = 40 μF </text:span></text:p></draw:text-box></draw:frame><draw:line draw:style-name="gr5" draw:text-style-name="P48" svg:x1="1.6224in" svg:y1="0.7409in" svg:x2="1.9772in" svg:y2="0.7354in"><text:p/></draw:line></draw:g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list xml:id="list1977793304" text:style-name="L1">
        <text:list-item>
          <text:p text:style-name="P34">Completa la tabla.</text:p>
        </text:list-item>
      </text:list>
      <text:p text:style-name="P35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>R</text:p>
          </table:table-cell>
          <table:table-cell table:style-name="Table1.A1" office:value-type="string">
            <text:p text:style-name="P26">L</text:p>
          </table:table-cell>
          <table:table-cell table:style-name="Table1.A1" office:value-type="string">
            <text:p text:style-name="P26">C</text:p>
          </table:table-cell>
          <table:table-cell table:style-name="Table1.A1" office:value-type="string">
            <text:p text:style-name="P25">Total</text:p>
          </table:table-cell>
          <table:table-cell table:style-name="Table1.F1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25">E</text:p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13"/>
            <text:p text:style-name="P13"/>
          </table:table-cell>
          <table:table-cell table:style-name="Table1.F2" office:value-type="string">
            <text:p text:style-name="P27">V</text:p>
          </table:table-cell>
        </table:table-row>
        <table:table-row>
          <table:table-cell table:style-name="Table1.A2" office:value-type="string">
            <text:p text:style-name="P25">I</text:p>
          </table:table-cell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37"/>
            <text:p text:style-name="P37"/>
          </table:table-cell>
          <table:table-cell table:style-name="Table1.F2" office:value-type="string">
            <text:p text:style-name="P27">A</text:p>
          </table:table-cell>
        </table:table-row>
        <table:table-row>
          <table:table-cell table:style-name="Table1.A2" office:value-type="string">
            <text:p text:style-name="P25">Z</text:p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37"/>
            <text:p text:style-name="P37"/>
          </table:table-cell>
          <table:table-cell table:style-name="Table1.F2" office:value-type="string">
            <text:p text:style-name="P28">Ω</text:p>
          </table:table-cell>
        </table:table-row>
      </table:table>
      <text:p text:style-name="P30"/>
      <text:p text:style-name="P35"/>
      <text:list xml:id="list175105238141275" text:continue-numbering="true" text:style-name="L1">
        <text:list-item>
          <text:p text:style-name="P32"><text:span text:style-name="T19">Dibuja el diagrama </text:span><text:span text:style-name="T20">fasorial de corriente</text:span><text:span text:style-name="T21">s</text:span><text:span text:style-name="T20"> y tensiones (escalas: </text:span><text:span text:style-name="T22">20</text:span><text:span text:style-name="T20"> V = </text:span><text:span text:style-name="T22">1</text:span><text:span text:style-name="T20"> cm y </text:span><text:span text:style-name="T23">1</text:span><text:span text:style-name="T20"> A = </text:span><text:span text:style-name="T24">1</text:span><text:span text:style-name="T20"> </text:span><text:soft-page-break/><text:span text:style-name="T20">cm)</text:span><text:span text:style-name="T19">.</text:span></text:p>
        </text:list-item>
        <text:list-item>
          <text:p text:style-name="P32"><text:span text:style-name="T19">Dibuja el diagrama</text:span><text:span text:style-name="T20"> de impedancias (escala </text:span><text:span text:style-name="T24">6</text:span><text:span text:style-name="T20"> Ω = 1 cm)</text:span><text:span text:style-name="T19">.</text:span></text:p>
        </text:list-item>
        <text:list-item>
          <text:p text:style-name="P32"><text:span text:style-name="T25">Completa la tabla de potencias</text:span><text:span text:style-name="T19">.</text:span></text:p>
        </text:list-item>
      </text:list>
      <text:p text:style-name="P36"/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E"/>
        <table:table-row>
          <table:table-cell table:style-name="Table5.A1" office:value-type="string">
            <text:p text:style-name="P45"/>
          </table:table-cell>
          <table:table-cell table:style-name="Table5.A1" office:value-type="string">
            <text:p text:style-name="P38">R</text:p>
          </table:table-cell>
          <table:table-cell table:style-name="Table5.A1" office:value-type="string">
            <text:p text:style-name="P38">X<text:span text:style-name="T17">L</text:span></text:p>
          </table:table-cell>
          <table:table-cell table:style-name="Table5.A1" office:value-type="string">
            <text:p text:style-name="P38">X<text:span text:style-name="T18">C</text:span></text:p>
          </table:table-cell>
          <table:table-cell table:style-name="Table5.E1" office:value-type="string">
            <text:p text:style-name="P39">Z</text:p>
          </table:table-cell>
        </table:table-row>
        <table:table-row>
          <table:table-cell table:style-name="Table5.A2" office:value-type="string">
            <text:p text:style-name="P40">P en W</text:p>
          </table:table-cell>
          <table:table-cell table:style-name="Table5.A2" office:value-type="string">
            <text:p text:style-name="P41"/>
          </table:table-cell>
          <table:table-cell table:style-name="Table5.A2" office:value-type="string">
            <text:p text:style-name="P45"/>
          </table:table-cell>
          <table:table-cell table:style-name="Table5.A2" office:value-type="string">
            <text:p text:style-name="P45"/>
          </table:table-cell>
          <table:table-cell table:style-name="Table5.E2" office:value-type="string">
            <text:p text:style-name="P45"/>
          </table:table-cell>
        </table:table-row>
        <table:table-row>
          <table:table-cell table:style-name="Table5.A2" office:value-type="string">
            <text:p text:style-name="P40">Q en VAR</text:p>
          </table:table-cell>
          <table:table-cell table:style-name="Table5.A2" office:value-type="string">
            <text:p text:style-name="P45"/>
          </table:table-cell>
          <table:table-cell table:style-name="Table5.A2" office:value-type="string">
            <text:p text:style-name="P42"/>
          </table:table-cell>
          <table:table-cell table:style-name="Table5.A2" office:value-type="string">
            <text:p text:style-name="P43"/>
          </table:table-cell>
          <table:table-cell table:style-name="Table5.E2" office:value-type="string">
            <text:p text:style-name="P45"/>
          </table:table-cell>
        </table:table-row>
        <table:table-row>
          <table:table-cell table:style-name="Table5.A2" office:value-type="string">
            <text:p text:style-name="P40">S en VA</text:p>
          </table:table-cell>
          <table:table-cell table:style-name="Table5.A2" office:value-type="string">
            <text:p text:style-name="P45"/>
          </table:table-cell>
          <table:table-cell table:style-name="Table5.A2" office:value-type="string">
            <text:p text:style-name="P45"/>
          </table:table-cell>
          <table:table-cell table:style-name="Table5.A2" office:value-type="string">
            <text:p text:style-name="P45"/>
          </table:table-cell>
          <table:table-cell table:style-name="Table5.E2" office:value-type="string">
            <text:p text:style-name="P44"/>
          </table:table-cell>
        </table:table-row>
      </table:table>
      <text:list xml:id="list175106588993788" text:continue-numbering="true" text:style-name="L1">
        <text:list-header>
          <text:p text:style-name="P33"><text:span text:style-name="T25"/></text:p>
        </text:list-header>
        <text:list-item>
          <text:p text:style-name="P33"><text:span text:style-name="T25">Dibuja el triángulo de potencias (escala </text:span><text:span text:style-name="T26">1</text:span><text:span text:style-name="T25">00 W = </text:span><text:span text:style-name="T26">1</text:span><text:span text:style-name="T25">00 VAR = </text:span><text:span text:style-name="T26">1</text:span><text:span text:style-name="T25">00 VA = 1 cm).</text:span></text:p>
        </text:list-item>
      </text:list>
      <text:p text:style-name="P24"/>
      <text:p text:style-name="P14"><draw:g text:anchor-type="paragraph" draw:z-index="7" draw:style-name="gr4"><draw:frame draw:style-name="gr6" draw:text-style-name="P49" svg:width="0.5134in" svg:height="0.4862in" svg:x="3.0142in" svg:y="2.1602in"><draw:image xlink:href="Pictures/1000000000000025000000237D64472030689954.png" xlink:type="simple" xlink:show="embed" xlink:actuate="onLoad" loext:mime-type="image/png"><text:p/></draw:image></draw:frame><draw:frame draw:style-name="gr7" draw:text-style-name="P51" svg:width="1.1043in" svg:height="0.324in" svg:x="2.7579in" svg:y="2.6776in"><draw:text-box><text:p text:style-name="P50"><text:span text:style-name="T28">E = 220 V</text:span></text:p></draw:text-box></draw:frame><draw:frame draw:style-name="gr7" draw:text-style-name="P51" svg:width="0.787in" svg:height="0.324in" svg:x="2.7587in" svg:y="2.9146in"><draw:text-box><text:p text:style-name="P50"><text:span text:style-name="T28">50 Hz</text:span></text:p></draw:text-box></draw:frame><draw:custom-shape draw:style-name="gr13" draw:text-style-name="P48" svg:width="0.198in" svg:height="0.5933in" draw:transform="rotate (1.5707963267949) translate (3.51527777777778in 0.751388888888889in)"><text:p/><draw:enhanced-geometry svg:viewBox="0 0 21600 21600" draw:type="rectangle" draw:enhanced-path="M 0 0 L 21600 0 21600 21600 0 21600 0 0 Z N"/></draw:custom-shape><draw:line draw:style-name="gr5" draw:text-style-name="P48" svg:x1="2.1126in" svg:y1="0.6626in" svg:x2="2.8012in" svg:y2="0.6626in"><text:p/></draw:line><draw:line draw:style-name="gr5" draw:text-style-name="P48" svg:x1="2.9591in" svg:y1="0.6535in" svg:x2="3.511in" svg:y2="0.6535in"><text:p/></draw:line><draw:line draw:style-name="gr5" draw:text-style-name="P48" svg:x1="4.4677in" svg:y1="2.387in" svg:x2="4.4677in" svg:y2="0.6626in"><text:p/></draw:line><draw:frame draw:style-name="gr9" draw:text-style-name="P52" svg:width="1.2815in" svg:height="0.3559in" svg:x="2.1508in" svg:y="0.1854in"><draw:text-box><text:p text:style-name="P50"><text:span text:style-name="T29">L = 95 mH</text:span></text:p></draw:text-box></draw:frame><draw:frame draw:style-name="gr9" draw:text-style-name="P52" svg:width="1.1579in" svg:height="0.3559in" svg:x="3.3563in" svg:y="0.1846in"><draw:text-box><text:p text:style-name="P50"><text:span text:style-name="T29">R = 10 Ω </text:span></text:p></draw:text-box></draw:frame><draw:line draw:style-name="gr5" draw:text-style-name="P48" svg:x1="4.1067in" svg:y1="0.6618in" svg:x2="4.4614in" svg:y2="0.6563in"><text:p/></draw:line><draw:line draw:style-name="gr5" draw:text-style-name="P48" svg:x1="3.5303in" svg:y1="2.4016in" svg:x2="4.4622in" svg:y2="2.389in"><text:p/></draw:line><draw:line draw:style-name="gr5" draw:text-style-name="P48" svg:x1="2.1126in" svg:y1="2.4016in" svg:x2="3.0445in" svg:y2="2.389in"><text:p/></draw:line><draw:g draw:style-name="gr10"><draw:g draw:style-name="gr10"><draw:custom-shape draw:style-name="gr14" draw:text-style-name="P48" svg:width="0.1516in" svg:height="0.1504in" svg:x="2.5063in" svg:y="0.5776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48" svg:x1="2.5091in" svg:y1="0.6535in" svg:x2="2.6547in" svg:y2="0.6535in"><text:p/></draw:line></draw:g><draw:g draw:style-name="gr10"><draw:custom-shape draw:style-name="gr15" draw:text-style-name="P48" svg:width="0.1516in" svg:height="0.1512in" svg:x="2.6642in" svg:y="0.5776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48" svg:x1="2.6685in" svg:y1="0.6535in" svg:x2="2.8142in" svg:y2="0.6535in"><text:p/></draw:line></draw:g><draw:g draw:style-name="gr10"><draw:custom-shape draw:style-name="gr14" draw:text-style-name="P48" svg:width="0.1516in" svg:height="0.1504in" svg:x="2.8209in" svg:y="0.5783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48" svg:x1="2.8244in" svg:y1="0.6535in" svg:x2="2.9701in" svg:y2="0.6535in"><text:p/></draw:line></draw:g><draw:g draw:style-name="gr10"><draw:custom-shape draw:style-name="gr15" draw:text-style-name="P48" svg:width="0.1516in" svg:height="0.1512in" svg:x="2.9787in" svg:y="0.5799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48" svg:x1="2.9831in" svg:y1="0.6535in" svg:x2="3.1287in" svg:y2="0.6535in"><text:p/></draw:line></draw:g></draw:g><draw:line draw:style-name="gr5" draw:text-style-name="P48" svg:x1="3.1831in" svg:y1="1.8724in" svg:x2="3.1831in" svg:y2="1.3724in"><text:p/></draw:line><draw:line draw:style-name="gr5" draw:text-style-name="P48" svg:x1="3.3398in" svg:y1="1.8724in" svg:x2="3.3398in" svg:y2="1.3724in"><text:p/></draw:line><draw:frame draw:style-name="gr9" draw:text-style-name="P52" svg:width="0.4406in" svg:height="0.3559in" svg:x="3.0563in" svg:y="0.972in"><draw:text-box><text:p text:style-name="P50"><text:span text:style-name="T29">C </text:span></text:p></draw:text-box></draw:frame><draw:line draw:style-name="gr5" draw:text-style-name="P48" svg:x1="3.3567in" svg:y1="1.6008in" svg:x2="4.4634in" svg:y2="1.6008in"><text:p/></draw:line><draw:line draw:style-name="gr5" draw:text-style-name="P48" svg:x1="2.0949in" svg:y1="1.6008in" svg:x2="3.1776in" svg:y2="1.6008in"><text:p/></draw:line><draw:line draw:style-name="gr5" draw:text-style-name="P48" svg:x1="2.1059in" svg:y1="2.387in" svg:x2="2.1059in" svg:y2="0.6626in"><text:p/></draw:line><draw:frame draw:style-name="gr9" draw:text-style-name="P52" svg:width="0.3295in" svg:height="0.3559in" svg:x="1.7579in" svg:y="1.839in"><draw:text-box><text:p text:style-name="P50"><text:span text:style-name="T29">I</text:span></text:p></draw:text-box></draw:frame><draw:frame draw:style-name="gr16" draw:text-style-name="P52" svg:width="0.5122in" svg:height="0.4287in" svg:x="1.5752in" svg:y="0.8547in"><draw:text-box><text:p text:style-name="P50"><text:span text:style-name="T29">I</text:span><text:span text:style-name="T30">RL</text:span></text:p></draw:text-box></draw:frame><draw:frame draw:style-name="gr16" draw:text-style-name="P52" svg:width="0.5122in" svg:height="0.4287in" svg:x="2.3626in" svg:y="1.1693in"><draw:text-box><text:p text:style-name="P50"><text:span text:style-name="T29">I</text:span><text:span text:style-name="T30">C</text:span></text:p></draw:text-box></draw:frame></draw:g><text:span text:style-name="T9">E</text:span><text:span text:style-name="T10">jercicio</text:span><text:span text:style-name="T9"> </text:span><text:span text:style-name="T12">2</text:span><text:span text:style-name="T9">:<text:tab/><text:tab/><text:tab/><text:tab/><text:tab/><text:tab/><text:tab/><text:tab/><text:tab/><text:tab/><text:tab/><text:tab/><text:tab/><text:tab/><text:tab/><text:tab/></text:span><text:span text:style-name="T12">4</text:span><text:span text:style-name="T11"> </text:span><text:span text:style-name="T13">p</text:span><text:span text:style-name="T15"> 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3">Determina la capacidad del condensador para que la tensión de suministro <text:span text:style-name="T27">E </text:span>y la corriente total I estén en fase.</text:p>
      <text:p text:style-name="P23"/>
      <text:p text:style-name="P23"/>
      <text:p text:style-name="P12"><text:span text:style-name="T9">Puntuació màxima <text:s/></text:span><text:span text:style-name="T14">8 </text:span><text:span text:style-name="T9">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Mono" svg:font-family="'Liberation Mono'" style:font-family-generic="roman"/>
    <style:font-face style:name="Liberation Serif1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7.1861in" fo:margin-left="-0.3938in" fo:margin-top="0in" fo:margin-bottom="0in" table:align="left"/>
    </style:style>
    <style:style style:name="Table2.A" style:family="table-column">
      <style:table-column-properties style:column-width="0.984in"/>
    </style:style>
    <style:style style:name="Table2.B" style:family="table-column">
      <style:table-column-properties style:column-width="3.6215in"/>
    </style:style>
    <style:style style:name="Table2.C" style:family="table-column">
      <style:table-column-properties style:column-width="2.5806in"/>
    </style:style>
    <style:style style:name="Table2.1" style:family="table-row">
      <style:table-row-properties style:min-row-height="0.3833in" fo:keep-together="always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/>
    </style:style>
    <style:style style:name="Table2.2" style:family="table-row">
      <style:table-row-properties fo:keep-together="always"/>
    </style:style>
    <style:style style:name="Table2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.3" style:family="table-row">
      <style:table-row-properties style:min-row-height="0.3701in" fo:keep-together="always"/>
    </style:style>
    <style:style style:name="M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7" style:family="paragraph" style:parent-style-name="Footer">
      <style:text-properties style:font-name="Liberation Serif" officeooo:rsid="004f790c" officeooo:paragraph-rsid="004f790c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MT5" style:family="text">
      <style:text-properties officeooo:rsid="00028145"/>
    </style:style>
    <style:style style:name="MT6" style:family="text">
      <style:text-properties officeooo:rsid="008c6888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opacity="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64in" fo:page-height="11.6929in" style:num-format="1" style:print-orientation="portrait" fo:margin-top="0.4917in" fo:margin-bottom="0.7091in" fo:margin-left="0.9846in" fo:margin-right="0.9846in" style:writing-mode="lr-tb" style:layout-grid-color="#c0c0c0" style:layout-grid-lines="268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.6929in" fo:page-height="8.2764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table:number-rows-spanned="3" office:value-type="string">
              <text:p text:style-name="MP2"><draw:frame draw:style-name="Mfr1" draw:name="Image1" text:anchor-type="as-char" svg:width="0.8555in" svg:height="0.9898in" draw:z-index="5"><draw:image xlink:href="Pictures/1000020100000082000000967937140B7D9B6146.png" xlink:type="simple" xlink:show="embed" xlink:actuate="onLoad" loext:mime-type="image/png"/></draw:frame></text:p>
            </table:table-cell>
            <table:table-cell table:style-name="Table2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2.A1" office:value-type="string">
              <text:p text:style-name="MP2"><text:span text:style-name="MT3">Curs: 202</text:span><text:span text:style-name="MT4">4</text:span><text:span text:style-name="MT3">-2</text:span><text:span text:style-name="MT4">5</text:span></text:p>
            </table:table-cell>
          </table:table-row>
          <table:table-row table:style-name="Table2.2">
            <table:covered-table-cell/>
            <table:table-cell table:style-name="Table2.B2" table:number-rows-spanned="2" office:value-type="string">
              <text:p text:style-name="MP3">Avaluació Mòdul: <text:span text:style-name="MT5">OME – B</text:span></text:p>
            </table:table-cell>
            <table:table-cell table:style-name="Table2.A1" office:value-type="string">
              <text:p text:style-name="MP4">Grup:<text:span text:style-name="MT5">MAP33A</text:span></text:p>
            </table:table-cell>
          </table:table-row>
          <table:table-row table:style-name="Table2.3">
            <table:covered-table-cell/>
            <table:covered-table-cell/>
            <table:table-cell table:style-name="Table2.A1" office:value-type="string">
              <text:p text:style-name="MP5">Data:<text:span text:style-name="MT6">05/06/25</text:span></text:p>
            </table:table-cell>
          </table:table-row>
        </table:table>
        <text:p text:style-name="MP6"/>
      </style:header>
      <style:footer>
        <text:p text:style-name="MP7">Paulino Posada<text:tab/><text:tab/><text:tab/><text:tab/><text:tab/><text:tab/><text:tab/><text:tab/><text:tab/><text:tab/><text:tab/><text:tab/><text:tab/>pàg. <text:page-number text:select-page="current">2</text:page-number><text:s/>de <text:page-count>2</text:page-count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date>2025-06-03T17:51:04.221941397</dc:date>
    <meta:editing-duration>PT8H7M15S</meta:editing-duration>
    <meta:editing-cycles>85</meta:editing-cycles>
    <meta:document-statistic meta:table-count="3" meta:image-count="1" meta:object-count="0" meta:page-count="2" meta:paragraph-count="39" meta:word-count="147" meta:character-count="819" meta:non-whitespace-character-count="581"/>
  </office:meta>
</office:document-meta>
</file>